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72.34pt"/>
    </style:style>
    <style:style style:name="co3" style:family="table-column">
      <style:table-column-properties fo:break-before="auto" style:column-width="97.51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43.46pt"/>
    </style:style>
    <style:style style:name="co7" style:family="table-column">
      <style:table-column-properties fo:break-before="auto" style:column-width="109.84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98.2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ule_wise_aggregate_b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" table:default-cell-style-name="Default"/>
        <table:table-row table:style-name="ro1">
          <table:table-cell/>
          <table:table-cell office:value-type="string" calcext:value-type="string">
            <text:p>site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param_index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accuracies</text:p>
          </table:table-cell>
          <table:table-cell office:value-type="string" calcext:value-type="string">
            <text:p>false_negatives</text:p>
          </table:table-cell>
          <table:table-cell office:value-type="string" calcext:value-type="string">
            <text:p>average_f1</text:p>
          </table:table-cell>
          <table:table-cell office:value-type="string" calcext:value-type="string">
            <text:p>1_avg_f1</text:p>
          </table:table-cell>
          <table:table-cell office:value-type="string" calcext:value-type="string">
            <text:p>2_avg_f1</text:p>
          </table:table-cell>
          <table:table-cell office:value-type="string" calcext:value-type="string">
            <text:p>3_avg_f1</text:p>
          </table:table-cell>
          <table:table-cell office:value-type="string" calcext:value-type="string">
            <text:p>4_avg_f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pp_c_cal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1.0]</text:p>
          </table:table-cell>
          <table:table-cell office:value-type="string" calcext:value-type="string">
            <text:p>[0]</text:p>
          </table:table-cell>
          <table:table-cell office:value-type="float" office:value="0.797936397059687" calcext:value-type="float">
            <text:p>0.797936397059687</text:p>
          </table:table-cell>
          <table:table-cell office:value-type="float" office:value="0.672448848753503" calcext:value-type="float">
            <text:p>0.672448848753503</text:p>
          </table:table-cell>
          <table:table-cell office:value-type="float" office:value="0.952380952380952" calcext:value-type="float">
            <text:p>0.952380952380952</text:p>
          </table:table-cell>
          <table:table-cell office:value-type="float" office:value="0.724493474655707" calcext:value-type="float">
            <text:p>0.724493474655707</text:p>
          </table:table-cell>
          <table:table-cell office:value-type="float" office:value="0.842422312448584" calcext:value-type="float">
            <text:p>0.8424223124485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pp_c_gr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1.0]</text:p>
          </table:table-cell>
          <table:table-cell office:value-type="string" calcext:value-type="string">
            <text:p>[0]</text:p>
          </table:table-cell>
          <table:table-cell office:value-type="float" office:value="0.77733930976811" calcext:value-type="float">
            <text:p>0.77733930976811</text:p>
          </table:table-cell>
          <table:table-cell office:value-type="float" office:value="0.563050214213005" calcext:value-type="float">
            <text:p>0.563050214213005</text:p>
          </table:table-cell>
          <table:table-cell office:value-type="float" office:value="0.755581900247222" calcext:value-type="float">
            <text:p>0.755581900247222</text:p>
          </table:table-cell>
          <table:table-cell office:value-type="float" office:value="0.872196986084072" calcext:value-type="float">
            <text:p>0.872196986084072</text:p>
          </table:table-cell>
          <table:table-cell office:value-type="float" office:value="0.918528138528138" calcext:value-type="float">
            <text:p>0.9185281385281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p_c_sa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1.0]</text:p>
          </table:table-cell>
          <table:table-cell office:value-type="string" calcext:value-type="string">
            <text:p>[0]</text:p>
          </table:table-cell>
          <table:table-cell office:value-type="float" office:value="0.724466070118937" calcext:value-type="float">
            <text:p>0.724466070118937</text:p>
          </table:table-cell>
          <table:table-cell office:value-type="float" office:value="0.645793900826065" calcext:value-type="float">
            <text:p>0.645793900826065</text:p>
          </table:table-cell>
          <table:table-cell office:value-type="float" office:value="0.770800907190821" calcext:value-type="float">
            <text:p>0.770800907190821</text:p>
          </table:table-cell>
          <table:table-cell office:value-type="float" office:value="0.639014726769829" calcext:value-type="float">
            <text:p>0.639014726769829</text:p>
          </table:table-cell>
          <table:table-cell office:value-type="float" office:value="0.842254745689031" calcext:value-type="float">
            <text:p>0.8422547456890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p_g_bas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1.0]</text:p>
          </table:table-cell>
          <table:table-cell office:value-type="string" calcext:value-type="string">
            <text:p>[0]</text:p>
          </table:table-cell>
          <table:table-cell office:value-type="float" office:value="0.784103695921824" calcext:value-type="float">
            <text:p>0.784103695921824</text:p>
          </table:table-cell>
          <table:table-cell office:value-type="float" office:value="0.816492174851592" calcext:value-type="float">
            <text:p>0.816492174851592</text:p>
          </table:table-cell>
          <table:table-cell office:value-type="float" office:value="0.733148451233558" calcext:value-type="float">
            <text:p>0.733148451233558</text:p>
          </table:table-cell>
          <table:table-cell office:value-type="float" office:value="0.824654023488169" calcext:value-type="float">
            <text:p>0.824654023488169</text:p>
          </table:table-cell>
          <table:table-cell office:value-type="float" office:value="0.762120134113975" calcext:value-type="float">
            <text:p>0.7621201341139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p_g_ibp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1.0]</text:p>
          </table:table-cell>
          <table:table-cell office:value-type="string" calcext:value-type="string">
            <text:p>[0]</text:p>
          </table:table-cell>
          <table:table-cell office:value-type="float" office:value="0.79349430834246" calcext:value-type="float">
            <text:p>0.79349430834246</text:p>
          </table:table-cell>
          <table:table-cell office:value-type="float" office:value="0.848166439715735" calcext:value-type="float">
            <text:p>0.848166439715735</text:p>
          </table:table-cell>
          <table:table-cell office:value-type="float" office:value="0.759197390033935" calcext:value-type="float">
            <text:p>0.759197390033935</text:p>
          </table:table-cell>
          <table:table-cell office:value-type="float" office:value="0.808604454274166" calcext:value-type="float">
            <text:p>0.808604454274166</text:p>
          </table:table-cell>
          <table:table-cell office:value-type="float" office:value="0.758008949346002" calcext:value-type="float">
            <text:p>0.7580089493460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p_g_sum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1.0]</text:p>
          </table:table-cell>
          <table:table-cell office:value-type="string" calcext:value-type="string">
            <text:p>[0]</text:p>
          </table:table-cell>
          <table:table-cell office:value-type="float" office:value="0.669520827293771" calcext:value-type="float">
            <text:p>0.669520827293771</text:p>
          </table:table-cell>
          <table:table-cell office:value-type="float" office:value="0.601620264077743" calcext:value-type="float">
            <text:p>0.601620264077743</text:p>
          </table:table-cell>
          <table:table-cell office:value-type="float" office:value="0.836347975882859" calcext:value-type="float">
            <text:p>0.836347975882859</text:p>
          </table:table-cell>
          <table:table-cell office:value-type="float" office:value="0.32668439716312" calcext:value-type="float">
            <text:p>0.32668439716312</text:p>
          </table:table-cell>
          <table:table-cell office:value-type="float" office:value="0.913430672051362" calcext:value-type="float">
            <text:p>0.9134306720513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p_m_nort</text:p>
          </table:table-cell>
          <table:table-cell office:value-type="float" office:value="0.994011976047904" calcext:value-type="float">
            <text:p>0.99401197604790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997080291970803]</text:p>
          </table:table-cell>
          <table:table-cell office:value-type="string" calcext:value-type="string">
            <text:p>[2]</text:p>
          </table:table-cell>
          <table:table-cell office:value-type="float" office:value="0.859643159412506" calcext:value-type="float">
            <text:p>0.859643159412506</text:p>
          </table:table-cell>
          <table:table-cell office:value-type="float" office:value="0.897385502181391" calcext:value-type="float">
            <text:p>0.897385502181391</text:p>
          </table:table-cell>
          <table:table-cell office:value-type="float" office:value="0.826883590837579" calcext:value-type="float">
            <text:p>0.826883590837579</text:p>
          </table:table-cell>
          <table:table-cell office:value-type="float" office:value="0.894851182455836" calcext:value-type="float">
            <text:p>0.894851182455836</text:p>
          </table:table-cell>
          <table:table-cell office:value-type="float" office:value="0.819452362175219" calcext:value-type="float">
            <text:p>0.8194523621752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p_m_rabb</text:p>
          </table:table-cell>
          <table:table-cell office:value-type="float" office:value="0.914089347079038" calcext:value-type="float">
            <text:p>0.9140893470790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9529190207156308]</text:p>
          </table:table-cell>
          <table:table-cell office:value-type="string" calcext:value-type="string">
            <text:p>[2]</text:p>
          </table:table-cell>
          <table:table-cell office:value-type="float" office:value="0.792002771197275" calcext:value-type="float">
            <text:p>0.792002771197275</text:p>
          </table:table-cell>
          <table:table-cell office:value-type="float" office:value="0.745722306759072" calcext:value-type="float">
            <text:p>0.745722306759072</text:p>
          </table:table-cell>
          <table:table-cell office:value-type="float" office:value="0.836006717494636" calcext:value-type="float">
            <text:p>0.836006717494636</text:p>
          </table:table-cell>
          <table:table-cell office:value-type="float" office:value="0.780288205941808" calcext:value-type="float">
            <text:p>0.780288205941808</text:p>
          </table:table-cell>
          <table:table-cell office:value-type="float" office:value="0.805993854593585" calcext:value-type="float">
            <text:p>0.8059938545935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p_m_well</text:p>
          </table:table-cell>
          <table:table-cell office:value-type="float" office:value="0.899470899470899" calcext:value-type="float">
            <text:p>0.89947089947089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2']</text:p>
          </table:table-cell>
          <table:table-cell office:value-type="string" calcext:value-type="string">
            <text:p>[0.9437869822485208]</text:p>
          </table:table-cell>
          <table:table-cell office:value-type="string" calcext:value-type="string">
            <text:p>[2]</text:p>
          </table:table-cell>
          <table:table-cell office:value-type="float" office:value="0.784926558808096" calcext:value-type="float">
            <text:p>0.784926558808096</text:p>
          </table:table-cell>
          <table:table-cell office:value-type="float" office:value="0.788015811382049" calcext:value-type="float">
            <text:p>0.788015811382049</text:p>
          </table:table-cell>
          <table:table-cell office:value-type="float" office:value="0.771378308218738" calcext:value-type="float">
            <text:p>0.771378308218738</text:p>
          </table:table-cell>
          <table:table-cell office:value-type="float" office:value="0.764528441598728" calcext:value-type="float">
            <text:p>0.764528441598728</text:p>
          </table:table-cell>
          <table:table-cell office:value-type="float" office:value="0.815783674032869" calcext:value-type="float">
            <text:p>0.8157836740328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p_p_col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1.0]</text:p>
          </table:table-cell>
          <table:table-cell office:value-type="string" calcext:value-type="string">
            <text:p>[0]</text:p>
          </table:table-cell>
          <table:table-cell office:value-type="float" office:value="0.839417780745345" calcext:value-type="float">
            <text:p>0.839417780745345</text:p>
          </table:table-cell>
          <table:table-cell office:value-type="float" office:value="0.892184005204648" calcext:value-type="float">
            <text:p>0.892184005204648</text:p>
          </table:table-cell>
          <table:table-cell office:value-type="float" office:value="0.842426339455512" calcext:value-type="float">
            <text:p>0.842426339455512</text:p>
          </table:table-cell>
          <table:table-cell office:value-type="float" office:value="0.770490249024902" calcext:value-type="float">
            <text:p>0.770490249024902</text:p>
          </table:table-cell>
          <table:table-cell office:value-type="float" office:value="0.852570529296317" calcext:value-type="float">
            <text:p>0.8525705292963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pp_p_smal</text:p>
          </table:table-cell>
          <table:table-cell office:value-type="float" office:value="0.852713178294574" calcext:value-type="float">
            <text:p>0.85271317829457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639618138424822]</text:p>
          </table:table-cell>
          <table:table-cell office:value-type="string" calcext:value-type="string">
            <text:p>[4]</text:p>
          </table:table-cell>
          <table:table-cell office:value-type="float" office:value="0.840051144980234" calcext:value-type="float">
            <text:p>0.840051144980234</text:p>
          </table:table-cell>
          <table:table-cell office:value-type="float" office:value="0.8407167979711" calcext:value-type="float">
            <text:p>0.8407167979711</text:p>
          </table:table-cell>
          <table:table-cell office:value-type="float" office:value="0.840133900409116" calcext:value-type="float">
            <text:p>0.840133900409116</text:p>
          </table:table-cell>
          <table:table-cell office:value-type="float" office:value="0.835278636289428" calcext:value-type="float">
            <text:p>0.835278636289428</text:p>
          </table:table-cell>
          <table:table-cell office:value-type="float" office:value="0.844075245251291" calcext:value-type="float">
            <text:p>0.8440752452512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pp_p_tobo</text:p>
          </table:table-cell>
          <table:table-cell office:value-type="float" office:value="0.834254143646409" calcext:value-type="float">
            <text:p>0.83425414364640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9029126213592232]</text:p>
          </table:table-cell>
          <table:table-cell office:value-type="string" calcext:value-type="string">
            <text:p>[16]</text:p>
          </table:table-cell>
          <table:table-cell office:value-type="float" office:value="0.787162123029434" calcext:value-type="float">
            <text:p>0.787162123029434</text:p>
          </table:table-cell>
          <table:table-cell office:value-type="float" office:value="0.783834269554761" calcext:value-type="float">
            <text:p>0.783834269554761</text:p>
          </table:table-cell>
          <table:table-cell office:value-type="float" office:value="0.800854516968975" calcext:value-type="float">
            <text:p>0.800854516968975</text:p>
          </table:table-cell>
          <table:table-cell office:value-type="float" office:value="0.764296399857097" calcext:value-type="float">
            <text:p>0.764296399857097</text:p>
          </table:table-cell>
          <table:table-cell office:value-type="float" office:value="0.799663305736902" calcext:value-type="float">
            <text:p>0.7996633057369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pp_t_ea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1.0]</text:p>
          </table:table-cell>
          <table:table-cell office:value-type="string" calcext:value-type="string">
            <text:p>[0]</text:p>
          </table:table-cell>
          <table:table-cell office:value-type="float" office:value="0.781740500195575" calcext:value-type="float">
            <text:p>0.781740500195575</text:p>
          </table:table-cell>
          <table:table-cell office:value-type="float" office:value="0.726881354710497" calcext:value-type="float">
            <text:p>0.726881354710497</text:p>
          </table:table-cell>
          <table:table-cell office:value-type="float" office:value="0.831617228087816" calcext:value-type="float">
            <text:p>0.831617228087816</text:p>
          </table:table-cell>
          <table:table-cell office:value-type="float" office:value="0.836805047581321" calcext:value-type="float">
            <text:p>0.836805047581321</text:p>
          </table:table-cell>
          <table:table-cell office:value-type="float" office:value="0.731658370402667" calcext:value-type="float">
            <text:p>0.7316583704026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pp_t_tay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1.0]</text:p>
          </table:table-cell>
          <table:table-cell office:value-type="string" calcext:value-type="string">
            <text:p>[0]</text:p>
          </table:table-cell>
          <table:table-cell office:value-type="float" office:value="0.83788630045166" calcext:value-type="float">
            <text:p>0.83788630045166</text:p>
          </table:table-cell>
          <table:table-cell office:value-type="float" office:value="0.889151515151515" calcext:value-type="float">
            <text:p>0.889151515151515</text:p>
          </table:table-cell>
          <table:table-cell office:value-type="float" office:value="0.798492216384605" calcext:value-type="float">
            <text:p>0.798492216384605</text:p>
          </table:table-cell>
          <table:table-cell office:value-type="float" office:value="0.882283664532397" calcext:value-type="float">
            <text:p>0.882283664532397</text:p>
          </table:table-cell>
          <table:table-cell office:value-type="float" office:value="0.781617805738123" calcext:value-type="float">
            <text:p>0.7816178057381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pp_t_wes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1.0]</text:p>
          </table:table-cell>
          <table:table-cell office:value-type="string" calcext:value-type="string">
            <text:p>[0]</text:p>
          </table:table-cell>
          <table:table-cell office:value-type="float" office:value="0.76575332518782" calcext:value-type="float">
            <text:p>0.76575332518782</text:p>
          </table:table-cell>
          <table:table-cell office:value-type="float" office:value="0.726264510779436" calcext:value-type="float">
            <text:p>0.726264510779436</text:p>
          </table:table-cell>
          <table:table-cell office:value-type="float" office:value="0.777190831847754" calcext:value-type="float">
            <text:p>0.777190831847754</text:p>
          </table:table-cell>
          <table:table-cell office:value-type="float" office:value="0.835233300938757" calcext:value-type="float">
            <text:p>0.835233300938757</text:p>
          </table:table-cell>
          <table:table-cell office:value-type="float" office:value="0.724324657185333" calcext:value-type="float">
            <text:p>0.72432465718533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table:formula="of:=AVERAGE([.I2:.I16])" office:value-type="float" office:value="0.789029618167515" calcext:value-type="float">
            <text:p>0.789029618167515</text:p>
          </table:table-cell>
          <table:table-cell table:formula="of:=AVERAGE([.J2:.J16])" office:value-type="float" office:value="0.762515194408808" calcext:value-type="float">
            <text:p>0.762515194408808</text:p>
          </table:table-cell>
          <table:table-cell table:formula="of:=AVERAGE([.K2:.K16])" office:value-type="float" office:value="0.808829415111605" calcext:value-type="float">
            <text:p>0.808829415111605</text:p>
          </table:table-cell>
          <table:table-cell table:formula="of:=AVERAGE([.L2:.L16])" office:value-type="float" office:value="0.770646879377022" calcext:value-type="float">
            <text:p>0.770646879377022</text:p>
          </table:table-cell>
          <table:table-cell table:formula="of:=AVERAGE([.M2:.M16])" office:value-type="float" office:value="0.814126983772626" calcext:value-type="float">
            <text:p>0.814126983772626</text:p>
          </table:table-cell>
        </table:table-row>
        <table:table-row table:style-name="ro1">
          <table:table-cell table:number-columns-repeated="2"/>
          <table:table-cell table:formula="of:=AVERAGE([.C2:.C16])" office:value-type="float" office:value="0.966302636302588" calcext:value-type="float">
            <text:p>0.966302636302588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STDEV([.C2:.C16])" office:value-type="float" office:value="0.0595549018694297" calcext:value-type="float">
            <text:p>0.05955490186943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MAX([.C2:.C16])" office:value-type="float" office:value="1" calcext:value-type="float">
            <text:p>1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1T12:06:40.819174894</dc:date>
    <meta:editing-duration>PT9M25S</meta:editing-duration>
    <meta:editing-cycles>1</meta:editing-cycles>
    <meta:document-statistic meta:table-count="1" meta:cell-count="215" meta:object-count="0"/>
    <meta:generator>LibreOffice/6.0.7.3$Linux_X86_64 LibreOffice_project/00m0$Build-3</meta:generator>
  </office:meta>
</office:document-meta>
</file>